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able_20_Contents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tractFiles()</text:p>
          </table:table-cell>
          <table:table-cell table:style-name="Tabel1.A2" office:value-type="string">
            <text:p text:style-name="Table_20_Contents">Libsu couldn't execute tar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MKDir</text:p>
          </table:table-cell>
          <table:table-cell table:style-name="Tabel1.A2" office:value-type="string">
            <text:p text:style-name="Table_20_Contents">mkdir()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UName</text:p>
          </table:table-cell>
          <table:table-cell table:style-name="Tabel1.A2" office:value-type="string">
            <text:p text:style-name="Table_20_Contents">uname() failed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ReadExtrDir</text:p>
          </table:table-cell>
          <table:table-cell table:style-name="Tabel2.B2" office:value-type="string">
            <text:p text:style-name="Table_20_Contents">CBaseInstall::Install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  <table:table-row>
          <table:table-cell table:style-name="Tabel2.A2" office:value-type="string">
            <text:p text:style-name="Table_20_Contents">CExMKDir</text:p>
          </table:table-cell>
          <table:table-cell table:style-name="Tabel2.B2" office:value-type="string">
            <text:p text:style-name="Table_20_Contents">MKDir</text:p>
          </table:table-cell>
        </table:table-row>
        <table:table-row>
          <table:table-cell table:style-name="Tabel2.A2" office:value-type="string">
            <text:p text:style-name="Table_20_Contents">CExUName</text:p>
          </table:table-cell>
          <table:table-cell table:style-name="Tabel2.B2" office:value-type="string">
            <text:p text:style-name="Table_20_Contents">UNam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">main()</text:p>
        </text:list-item>
        <text:list-item>
          <text:p text:style-name="P3">CfileDialog::OpenDir</text:p>
        </text:list-item>
        <text:list-item>
          <text:p text:style-name="P3">CfileDialog::HandleKey</text:p>
        </text:list-item>
        <text:list-item>
          <text:p text:style-name="P3">Cmain::LuaMKDir</text:p>
        </text:list-item>
        <text:list-item>
          <text:p text:style-name="P3">Cmain::LuaMKDirRec</text:p>
        </text:list-item>
        <text:list-item>
          <text:p text:style-name="P3">Cmain::LuaGetCWD</text:p>
        </text:list-item>
        <text:list-item>
          <text:p text:style-name="P3">Cmain::LuaCHDir</text:p>
        </text:list-item>
        <text:list-item>
          <text:p text:style-name="P3">CbaseInstall::VerifyDestDir</text:p>
        </text:list-item>
        <text:list-item>
          <text:p text:style-name="P3">ReportError(ncurses)</text:p>
        </text:list-item>
        <text:list-item>
          <text:p text:style-name="P3">StartFrontend(ncurses)</text:p>
        </text:list-item>
        <text:list-item>
          <text:p text:style-name="P3">CMain::LuaInitDir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6T19:52:56</meta:creation-date>
    <dc:creator>Rick Helmus</dc:creator>
    <dc:date>2007-01-07T20:39:40</dc:date>
    <dc:language>nl-NL</dc:language>
    <meta:editing-cycles>57</meta:editing-cycles>
    <meta:editing-duration>P1DT13H42M4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138" meta:word-count="324" meta:character-count="2407"/>
  </office:meta>
</office:document-meta>
</file>